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864cm" svg:y="6.626cm">
            <draw:object draw:notify-on-update-of-ranges="Sheet1.A4:Sheet1.A4 Sheet1.B4:Sheet1.M4 Sheet1.A5:Sheet1.A5 Sheet1.B5:Sheet1.M5 Sheet1.A6:Sheet1.A6 Sheet1.B6:Sheet1.M6 Sheet1.A7:Sheet1.A7 Sheet1.B7:Sheet1.M7 Sheet1.A8:Sheet1.A8 Sheet1.B8:Sheet1.M8 Sheet1.A9:Sheet1.A9 Sheet1.B9:Sheet1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string" calcext:value-type="string">
            <text:p>L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16" calcext:value-type="float">
            <text:p>16</text:p>
          </table:table-cell>
          <table:table-cell table:formula="of:=SUM([.C4:.C6])" office:value-type="float" office:value="13" calcext:value-type="float">
            <text:p>13</text:p>
          </table:table-cell>
          <table:table-cell table:formula="of:=SUM([.D4:.D6])" office:value-type="float" office:value="13" calcext:value-type="float">
            <text:p>13</text:p>
          </table:table-cell>
          <table:table-cell table:formula="of:=SUM([.E4:.E6])" office:value-type="float" office:value="13" calcext:value-type="float">
            <text:p>13</text:p>
          </table:table-cell>
          <table:table-cell table:formula="of:=SUM([.F4:.F6])" office:value-type="float" office:value="11" calcext:value-type="float">
            <text:p>11</text:p>
          </table:table-cell>
          <table:table-cell table:formula="of:=SUM([.G4:.G6])" office:value-type="float" office:value="12" calcext:value-type="float">
            <text:p>12</text:p>
          </table:table-cell>
          <table:table-cell table:formula="of:=SUM([.H4:.H6])" office:value-type="float" office:value="12" calcext:value-type="float">
            <text:p>12</text:p>
          </table:table-cell>
          <table:table-cell table:formula="of:=SUM([.I4:.I6])" office:value-type="float" office:value="12" calcext:value-type="float">
            <text:p>12</text:p>
          </table:table-cell>
          <table:table-cell table:formula="of:=SUM([.J4:.J6])" office:value-type="float" office:value="12" calcext:value-type="float">
            <text:p>12</text:p>
          </table:table-cell>
          <table:table-cell table:formula="of:=SUM([.K4:.K6])" office:value-type="float" office:value="12" calcext:value-type="float">
            <text:p>12</text:p>
          </table:table-cell>
          <table:table-cell table:formula="of:=SUM([.L4:.L6])" office:value-type="float" office:value="11" calcext:value-type="float">
            <text:p>11</text:p>
          </table:table-cell>
          <table:table-cell table:formula="of:=SUM([.M4:.M6])" office:value-type="float" office:value="9" calcext:value-type="float">
            <text:p>9</text:p>
          </table:table-cell>
          <table:table-cell table:formula="of:=SUM([.N4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.00.0000</text:date>, <text:time style:data-style-name="N2" text:time-value="16:17:45.1893340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1T21:49:24.812465997</meta:creation-date>
    <dc:date>2023-01-28T16:31:14.560395045</dc:date>
    <meta:editing-duration>P9DT16H16M5S</meta:editing-duration>
    <meta:editing-cycles>20</meta:editing-cycles>
    <meta:generator>LibreOffice/7.2.4.1$MacOSX_AARCH64 LibreOffice_project/27d75539669ac387bb498e35313b970b7fe9c4f9</meta:generator>
    <meta:document-statistic meta:table-count="1" meta:cell-count="9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6cm" svg:y="2.947cm" style:legend-expansion="high" chart:style-name="ch2"/>
        <chart:plot-area chart:style-name="ch3" table:cell-range-address="Sheet1.A4:Sheet1.M9" chart:data-source-has-labels="column" svg:x="0.32cm" svg:y="0.18cm" svg:width="12.276cm" svg:height="8.64cm">
          <chart:coordinate-region svg:x="0.971cm" svg:y="0.381cm" svg:width="11.42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M4" chart:label-cell-address="Sheet1.A4:Sheet1.A4" chart:class="chart:line">
            <chart:data-point chart:repeated="12"/>
          </chart:series>
          <chart:series chart:style-name="ch7" chart:values-cell-range-address="Sheet1.B5:Sheet1.M5" chart:label-cell-address="Sheet1.A5:Sheet1.A5" chart:class="chart:line">
            <chart:data-point chart:repeated="12"/>
          </chart:series>
          <chart:series chart:style-name="ch8" chart:values-cell-range-address="Sheet1.B6:Sheet1.M6" chart:label-cell-address="Sheet1.A6:Sheet1.A6" chart:class="chart:line">
            <chart:data-point chart:repeated="12"/>
          </chart:series>
          <chart:series chart:style-name="ch9" chart:values-cell-range-address="Sheet1.B7:Sheet1.M7" chart:label-cell-address="Sheet1.A7:Sheet1.A7" chart:class="chart:line">
            <chart:data-point chart:repeated="12"/>
          </chart:series>
          <chart:series chart:style-name="ch10" chart:values-cell-range-address="Sheet1.B8:Sheet1.M8" chart:label-cell-address="Sheet1.A8:Sheet1.A8" chart:class="chart:line">
            <chart:data-point chart:repeated="12"/>
          </chart:series>
          <chart:series chart:style-name="ch11" chart:values-cell-range-address="Sheet1.B9:Sheet1.M9" chart:label-cell-address="Sheet1.A9:Sheet1.A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6">
                <text:p>6</text:p>
                <draw:g>
                  <svg:desc>Sheet1.B4:Sheet1.M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M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4">
                <text:p>4</text:p>
                <draw:g>
                  <svg:desc>Sheet1.B6:Sheet1.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M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16">
                <text:p>16</text:p>
                <draw:g>
                  <svg:desc>Sheet1.B8:Sheet1.M8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32">
                <text:p>32</text:p>
                <draw:g>
                  <svg:desc>Sheet1.B9:Sheet1.M9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